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or_s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RGB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gb(100,100,100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rgb(75,75,75)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rgb(50,50,50)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rgb(0,0,0)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gb(100,0,0)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rgb(50,0,0)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rgb(100,100,0)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rgb(50,50,0)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rgb(0,100,0)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rgb(0,50,0)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rgb(0,100,100)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008080</text:p>
          </table:table-cell>
          <table:table-cell office:value-type="string" calcext:value-type="string">
            <text:p>rgb(0,50,50)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rgb(0,0,100)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rgb(0,0,50)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rgb(100,0,100)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rgb(50,0,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51" meta:object-count="0"/>
    <meta:generator>LibreOffice/24.2.4.2$Windows_X86_64 LibreOffice_project/51a6219feb6075d9a4c46691dcfe0cd9c4fff3c2</meta:generator>
  </office:meta>
</office:document-meta>
</file>